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tmo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</text:p>
          </table:table-cell>
          <table:covered-table-cell table:number-columns-repeated="2"/>
          <table:table-cell office:value-type="string" calcext:value-type="string">
            <text:p>QRS</text:p>
          </table:table-cell>
          <table:table-cell/>
        </table:table-row>
        <table:table-row table:style-name="ro1">
          <table:table-cell office:value-type="string" calcext:value-type="string">
            <text:p>Normal sinus</text:p>
          </table:table-cell>
          <table:table-cell table:formula="of:=1000000*60/120000" office:value-type="float" office:value="500" calcext:value-type="float">
            <text:p>500</text:p>
          </table:table-cell>
          <table:table-cell table:formula="of:=([.B2]+[.D2])/2" office:value-type="float" office:value="750" calcext:value-type="float">
            <text:p>75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2]+[.G2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normal)</text:p>
          </table:table-cell>
        </table:table-row>
        <table:table-row table:style-name="ro1">
          <table:table-cell office:value-type="string" calcext:value-type="string">
            <text:p>Sinus bradycardia</text:p>
          </table:table-cell>
          <table:table-cell table:formula="of:=1000000*60/50000" office:value-type="float" office:value="1200" calcext:value-type="float">
            <text:p>1200</text:p>
          </table:table-cell>
          <table:table-cell table:formula="of:=([.B3]+[.D3])/2" office:value-type="float" office:value="1100" calcext:value-type="float">
            <text:p>110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3]+[.G3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steady rate)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1]*[.B1]" office:value-type="float" office:value="260" calcext:value-type="float">
            <text:p>260</text:p>
          </table:table-cell>
          <table:table-cell table:formula="of:=[.C1]/25" office:value-type="float" office:value="10.4" calcext:value-type="float">
            <text:p>10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F1]*[.G1]" office:value-type="float" office:value="140" calcext:value-type="float">
            <text:p>140</text:p>
          </table:table-cell>
          <table:table-cell table:formula="of:=[.H1]/10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2]*[.B1]" office:value-type="float" office:value="65" calcext:value-type="float">
            <text:p>65</text:p>
          </table:table-cell>
          <table:table-cell table:formula="of:=[.C2]/25" office:value-type="float" office:value="2.6" calcext:value-type="float">
            <text:p>2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ncho</text:p>
          </table:table-cell>
          <table:table-cell table:formula="of:=[.C3]*100/1200" office:value-type="float" office:value="1.91666666666667" calcext:value-type="float">
            <text:p>1.9166666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o</text:p>
          </table:table-cell>
          <table:table-cell table:formula="of:=665/[.F1]" office:value-type="float" office:value="23.75" calcext:value-type="float">
            <text:p>23.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lto</text:p>
          </table:table-cell>
          <table:table-cell table:formula="of:=[.C3]*100/665" office:value-type="float" office:value="3.45864661654135" calcext:value-type="float">
            <text:p>3.45864661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float" office:value="0.0208333333" calcext:value-type="float">
            <text:p>0.0208333333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[.B8]*1200" office:value-type="float" office:value="24.99999996" calcext:value-type="float">
            <text:p>24.99999996</text:p>
          </table:table-cell>
          <table:table-cell table:formula="of:=[.B9]*12.5" office:value-type="float" office:value="312.4999995" calcext:value-type="float">
            <text:p>312.4999995</text:p>
          </table:table-cell>
          <table:table-cell table:number-columns-repeated="6"/>
        </table:table-row>
      </table:table>
      <table:table table:name="Sigmoide" table:style-name="ta1">
        <table:shapes>
          <draw:frame draw:z-index="0" draw:style-name="gr1" draw:text-style-name="P1" svg:width="6.3016in" svg:height="3.5441in" svg:x="2.8339in" svg:y="1.0071in">
            <draw:object draw:notify-on-update-of-ranges="Sigmoide.A2:Sigmoide.A22 Sigmoide.B1:Sigmoide.B1 Sigmoide.B2:Sigmoide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(1+EXP((-1*[.$C$2])*([.A2]-[.$D$2])))" office:value-type="float" office:value="0.52497918747894" calcext:value-type="float">
            <text:p>0.5249791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+[.$E$2]" office:value-type="float" office:value="1100" calcext:value-type="float">
            <text:p>1100</text:p>
          </table:table-cell>
          <table:table-cell table:formula="of:=1/(1+EXP((-1*[.$C$2])*([.A3]-[.$D$2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.A3]+[.$E$2]" office:value-type="float" office:value="1200" calcext:value-type="float">
            <text:p>1200</text:p>
          </table:table-cell>
          <table:table-cell table:formula="of:=1/(1+EXP((-1*[.$C$2])*([.A4]-[.$D$2])))" office:value-type="float" office:value="0.47502081252106" calcext:value-type="float">
            <text:p>0.4750208125</text:p>
          </table:table-cell>
          <table:table-cell table:number-columns-repeated="3"/>
        </table:table-row>
        <table:table-row table:style-name="ro1">
          <table:table-cell table:formula="of:=[.A4]+[.$E$2]" office:value-type="float" office:value="1300" calcext:value-type="float">
            <text:p>1300</text:p>
          </table:table-cell>
          <table:table-cell table:formula="of:=1/(1+EXP((-1*[.$C$2])*([.A5]-[.$D$2])))" office:value-type="float" office:value="0.450166002687522" calcext:value-type="float">
            <text:p>0.4501660027</text:p>
          </table:table-cell>
          <table:table-cell table:number-columns-repeated="3"/>
        </table:table-row>
        <table:table-row table:style-name="ro1">
          <table:table-cell table:formula="of:=[.A5]+[.$E$2]" office:value-type="float" office:value="1400" calcext:value-type="float">
            <text:p>1400</text:p>
          </table:table-cell>
          <table:table-cell table:formula="of:=1/(1+EXP((-1*[.$C$2])*([.A6]-[.$D$2])))" office:value-type="float" office:value="0.425557483188341" calcext:value-type="float">
            <text:p>0.4255574832</text:p>
          </table:table-cell>
          <table:table-cell table:number-columns-repeated="3"/>
        </table:table-row>
        <table:table-row table:style-name="ro1">
          <table:table-cell table:formula="of:=[.A6]+[.$E$2]" office:value-type="float" office:value="1500" calcext:value-type="float">
            <text:p>1500</text:p>
          </table:table-cell>
          <table:table-cell table:formula="of:=1/(1+EXP((-1*[.$C$2])*([.A7]-[.$D$2])))" office:value-type="float" office:value="0.401312339887548" calcext:value-type="float">
            <text:p>0.4013123399</text:p>
          </table:table-cell>
          <table:table-cell table:number-columns-repeated="3"/>
        </table:table-row>
        <table:table-row table:style-name="ro1">
          <table:table-cell table:formula="of:=[.A7]+[.$E$2]" office:value-type="float" office:value="1600" calcext:value-type="float">
            <text:p>1600</text:p>
          </table:table-cell>
          <table:table-cell table:formula="of:=1/(1+EXP((-1*[.$C$2])*([.A8]-[.$D$2])))" office:value-type="float" office:value="0.377540668798145" calcext:value-type="float">
            <text:p>0.3775406688</text:p>
          </table:table-cell>
          <table:table-cell table:number-columns-repeated="3"/>
        </table:table-row>
        <table:table-row table:style-name="ro1">
          <table:table-cell table:formula="of:=[.A8]+[.$E$2]" office:value-type="float" office:value="1700" calcext:value-type="float">
            <text:p>1700</text:p>
          </table:table-cell>
          <table:table-cell table:formula="of:=1/(1+EXP((-1*[.$C$2])*([.A9]-[.$D$2])))" office:value-type="float" office:value="0.354343693774205" calcext:value-type="float">
            <text:p>0.3543436938</text:p>
          </table:table-cell>
          <table:table-cell table:number-columns-repeated="3"/>
        </table:table-row>
        <table:table-row table:style-name="ro1">
          <table:table-cell table:formula="of:=[.A9]+[.$E$2]" office:value-type="float" office:value="1800" calcext:value-type="float">
            <text:p>1800</text:p>
          </table:table-cell>
          <table:table-cell table:formula="of:=1/(1+EXP((-1*[.$C$2])*([.A10]-[.$D$2])))" office:value-type="float" office:value="0.331812227831834" calcext:value-type="float">
            <text:p>0.3318122278</text:p>
          </table:table-cell>
          <table:table-cell table:number-columns-repeated="3"/>
        </table:table-row>
        <table:table-row table:style-name="ro1">
          <table:table-cell table:formula="of:=[.A10]+[.$E$2]" office:value-type="float" office:value="1900" calcext:value-type="float">
            <text:p>1900</text:p>
          </table:table-cell>
          <table:table-cell table:formula="of:=1/(1+EXP((-1*[.$C$2])*([.A11]-[.$D$2])))" office:value-type="float" office:value="0.310025518872388" calcext:value-type="float">
            <text:p>0.3100255189</text:p>
          </table:table-cell>
          <table:table-cell table:number-columns-repeated="3"/>
        </table:table-row>
        <table:table-row table:style-name="ro1">
          <table:table-cell table:formula="of:=[.A11]+[.$E$2]" office:value-type="float" office:value="2000" calcext:value-type="float">
            <text:p>2000</text:p>
          </table:table-cell>
          <table:table-cell table:formula="of:=1/(1+EXP((-1*[.$C$2])*([.A12]-[.$D$2])))" office:value-type="float" office:value="0.289050497374996" calcext:value-type="float">
            <text:p>0.2890504974</text:p>
          </table:table-cell>
          <table:table-cell table:number-columns-repeated="3"/>
        </table:table-row>
        <table:table-row table:style-name="ro1">
          <table:table-cell table:formula="of:=[.A12]+[.$E$2]" office:value-type="float" office:value="2100" calcext:value-type="float">
            <text:p>2100</text:p>
          </table:table-cell>
          <table:table-cell table:formula="of:=1/(1+EXP((-1*[.$C$2])*([.A13]-[.$D$2])))" office:value-type="float" office:value="0.268941421369995" calcext:value-type="float">
            <text:p>0.2689414214</text:p>
          </table:table-cell>
          <table:table-cell table:number-columns-repeated="3"/>
        </table:table-row>
        <table:table-row table:style-name="ro1">
          <table:table-cell table:formula="of:=[.A13]+[.$E$2]" office:value-type="float" office:value="2200" calcext:value-type="float">
            <text:p>2200</text:p>
          </table:table-cell>
          <table:table-cell table:formula="of:=1/(1+EXP((-1*[.$C$2])*([.A14]-[.$D$2])))" office:value-type="float" office:value="0.249739894404882" calcext:value-type="float">
            <text:p>0.2497398944</text:p>
          </table:table-cell>
          <table:table-cell table:number-columns-repeated="3"/>
        </table:table-row>
        <table:table-row table:style-name="ro1">
          <table:table-cell table:formula="of:=[.A14]+[.$E$2]" office:value-type="float" office:value="2300" calcext:value-type="float">
            <text:p>2300</text:p>
          </table:table-cell>
          <table:table-cell table:formula="of:=1/(1+EXP((-1*[.$C$2])*([.A15]-[.$D$2])))" office:value-type="float" office:value="0.231475216500982" calcext:value-type="float">
            <text:p>0.2314752165</text:p>
          </table:table-cell>
          <table:table-cell table:number-columns-repeated="3"/>
        </table:table-row>
        <table:table-row table:style-name="ro1">
          <table:table-cell table:formula="of:=[.A15]+[.$E$2]" office:value-type="float" office:value="2400" calcext:value-type="float">
            <text:p>2400</text:p>
          </table:table-cell>
          <table:table-cell table:formula="of:=1/(1+EXP((-1*[.$C$2])*([.A16]-[.$D$2])))" office:value-type="float" office:value="0.214165016957441" calcext:value-type="float">
            <text:p>0.214165017</text:p>
          </table:table-cell>
          <table:table-cell table:number-columns-repeated="3"/>
        </table:table-row>
        <table:table-row table:style-name="ro1">
          <table:table-cell table:formula="of:=[.A16]+[.$E$2]" office:value-type="float" office:value="2500" calcext:value-type="float">
            <text:p>2500</text:p>
          </table:table-cell>
          <table:table-cell table:formula="of:=1/(1+EXP((-1*[.$C$2])*([.A17]-[.$D$2])))" office:value-type="float" office:value="0.197816111441418" calcext:value-type="float">
            <text:p>0.1978161114</text:p>
          </table:table-cell>
          <table:table-cell table:number-columns-repeated="3"/>
        </table:table-row>
        <table:table-row table:style-name="ro1">
          <table:table-cell table:formula="of:=[.A17]+[.$E$2]" office:value-type="float" office:value="2600" calcext:value-type="float">
            <text:p>2600</text:p>
          </table:table-cell>
          <table:table-cell table:formula="of:=1/(1+EXP((-1*[.$C$2])*([.A18]-[.$D$2])))" office:value-type="float" office:value="0.182425523806356" calcext:value-type="float">
            <text:p>0.1824255238</text:p>
          </table:table-cell>
          <table:table-cell table:number-columns-repeated="3"/>
        </table:table-row>
        <table:table-row table:style-name="ro1">
          <table:table-cell table:formula="of:=[.A18]+[.$E$2]" office:value-type="float" office:value="2700" calcext:value-type="float">
            <text:p>2700</text:p>
          </table:table-cell>
          <table:table-cell table:formula="of:=1/(1+EXP((-1*[.$C$2])*([.A19]-[.$D$2])))" office:value-type="float" office:value="0.167981614866076" calcext:value-type="float">
            <text:p>0.1679816149</text:p>
          </table:table-cell>
          <table:table-cell table:number-columns-repeated="3"/>
        </table:table-row>
        <table:table-row table:style-name="ro1">
          <table:table-cell table:formula="of:=[.A19]+[.$E$2]" office:value-type="float" office:value="2800" calcext:value-type="float">
            <text:p>2800</text:p>
          </table:table-cell>
          <table:table-cell table:formula="of:=1/(1+EXP((-1*[.$C$2])*([.A20]-[.$D$2])))" office:value-type="float" office:value="0.154465265083535" calcext:value-type="float">
            <text:p>0.1544652651</text:p>
          </table:table-cell>
          <table:table-cell table:number-columns-repeated="3"/>
        </table:table-row>
        <table:table-row table:style-name="ro1">
          <table:table-cell table:formula="of:=[.A20]+[.$E$2]" office:value-type="float" office:value="2900" calcext:value-type="float">
            <text:p>2900</text:p>
          </table:table-cell>
          <table:table-cell table:formula="of:=1/(1+EXP((-1*[.$C$2])*([.A21]-[.$D$2])))" office:value-type="float" office:value="0.141851064900488" calcext:value-type="float">
            <text:p>0.1418510649</text:p>
          </table:table-cell>
          <table:table-cell table:number-columns-repeated="3"/>
        </table:table-row>
        <table:table-row table:style-name="ro1">
          <table:table-cell table:formula="of:=[.A21]+[.$E$2]" office:value-type="float" office:value="3000" calcext:value-type="float">
            <text:p>3000</text:p>
          </table:table-cell>
          <table:table-cell table:formula="of:=1/(1+EXP((-1*[.$C$2])*([.A22]-[.$D$2])))" office:value-type="float" office:value="0.130108474362998" calcext:value-type="float">
            <text:p>0.1301084744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1.1295in" svg:height="4.0189in" svg:x="1.8142in" svg:y="158.6906in">
            <draw:object draw:notify-on-update-of-ranges="Sheet4.A1:Sheet4.A764 Sheet4.B1:Sheet4.B76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[.B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([.B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B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([.B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([.B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([.B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([.B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([.B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([.B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([.B1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([.B1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formula="of:=([.B1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formula="of:=([.B1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formula="of:=([.B1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formula="of:=([.B1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table:formula="of:=([.B1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table:formula="of:=([.B1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table:formula="of:=([.B1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formula="of:=([.B1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table:formula="of:=([.B2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table:formula="of:=([.B2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([.B22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table:formula="of:=([.B2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table:formula="of:=([.B2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table:formula="of:=([.B2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table:formula="of:=([.B2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table:formula="of:=([.B2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table:formula="of:=([.B2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table:formula="of:=([.B2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table:formula="of:=([.B3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table:formula="of:=([.B3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" calcext:value-type="float">
            <text:p>-3</text:p>
          </table:table-cell>
          <table:table-cell table:formula="of:=([.B3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table:formula="of:=([.B3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" calcext:value-type="float">
            <text:p>-2</text:p>
          </table:table-cell>
          <table:table-cell table:formula="of:=([.B3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table:formula="of:=([.B3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table:formula="of:=([.B3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table:formula="of:=([.B3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table:formula="of:=([.B3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([.B3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[.B4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B4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([.B42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([.B43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([.B44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([.B45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([.B46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([.B47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([.B48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([.B4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([.B5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([.B5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table:formula="of:=([.B5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([.B5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table:formula="of:=([.B5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table:formula="of:=([.B5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table:formula="of:=([.B5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table:formula="of:=([.B5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table:formula="of:=([.B58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table:formula="of:=([.B59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table:formula="of:=([.B60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table:formula="of:=([.B61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table:formula="of:=([.B62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table:formula="of:=([.B63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table:formula="of:=([.B64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table:formula="of:=([.B65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table:formula="of:=([.B66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table:formula="of:=([.B67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table:formula="of:=([.B68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table:formula="of:=([.B69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" calcext:value-type="float">
            <text:p>-5</text:p>
          </table:table-cell>
          <table:table-cell table:formula="of:=([.B70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table:formula="of:=([.B7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([.B7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([.B73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([.B74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([.B75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([.B7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([.B7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table:formula="of:=([.B7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table:formula="of:=([.B7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([.B80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([.B81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formula="of:=([.B82]+175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formula="of:=([.B83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([.B84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formula="of:=([.B85]+17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formula="of:=([.B86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formula="of:=([.B87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formula="of:=([.B88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formula="of:=([.B89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([.B90]+175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([.B91]+175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formula="of:=([.B92]+175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[.B93]+17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([.B94]+175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([.B95]+175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([.B96]+175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([.B97]+175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([.B98]+175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formula="of:=([.B99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([.B100]+175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([.B101]+175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([.B102]+175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formula="of:=([.B103]+175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formula="of:=([.B104]+175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([.B105]+175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formula="of:=([.B106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formula="of:=([.B107]+175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formula="of:=([.B108]+175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([.B109]+175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([.B110]+175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formula="of:=([.B111]+175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formula="of:=([.B112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([.B113]+175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formula="of:=([.B114]+175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formula="of:=([.B115]+175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formula="of:=([.B116]+175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formula="of:=([.B117]+175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formula="of:=([.B118]+175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formula="of:=([.B119]+175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formula="of:=([.B120]+175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formula="of:=([.B121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formula="of:=([.B122]+175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formula="of:=([.B123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([.B124]+175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formula="of:=([.B125]+175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table:formula="of:=([.B126]+175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formula="of:=([.B127]+175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formula="of:=([.B128]+175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([.B129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formula="of:=([.B130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formula="of:=([.B131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formula="of:=([.B132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formula="of:=([.B133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formula="of:=([.B134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formula="of:=([.B135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formula="of:=([.B136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([.B13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([.B138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([.B139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([.B140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([.B141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([.B142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([.B143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([.B144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([.B14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([.B14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([.B14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([.B14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([.B149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([.B15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([.B15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([.B152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([.B153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([.B154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([.B15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([.B15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([.B157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([.B158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[.B15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([.B160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([.B161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([.B16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formula="of:=([.B163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([.B164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formula="of:=([.B165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([.B166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formula="of:=([.B167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([.B168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formula="of:=([.B169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formula="of:=([.B170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([.B171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([.B172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table:formula="of:=([.B173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([.B174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formula="of:=([.B175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formula="of:=([.B176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([.B177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formula="of:=([.B178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table:formula="of:=([.B179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([.B180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formula="of:=([.B181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table:formula="of:=([.B182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table:formula="of:=([.B183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formula="of:=([.B184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formula="of:=([.B185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table:formula="of:=([.B186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formula="of:=([.B187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table:formula="of:=([.B188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table:formula="of:=([.B189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([.B190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([.B191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table:formula="of:=([.B192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table:formula="of:=([.B193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table:formula="of:=([.B194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([.B195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([.B196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formula="of:=([.B197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table:formula="of:=([.B198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table:formula="of:=([.B199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formula="of:=([.B200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formula="of:=([.B201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([.B202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formula="of:=([.B203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([.B20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([.B20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([.B20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([.B20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([.B20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([.B209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([.B21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([.B21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([.B212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([.B21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([.B21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([.B21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([.B21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([.B21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([.B218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([.B21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([.B22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([.B22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([.B22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([.B22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([.B22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([.B22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table:formula="of:=([.B22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table:formula="of:=([.B22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table:formula="of:=([.B22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table:formula="of:=([.B22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table:formula="of:=([.B23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table:formula="of:=([.B23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table:formula="of:=([.B23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table:formula="of:=([.B23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table:formula="of:=([.B23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table:formula="of:=([.B23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table:formula="of:=([.B23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table:formula="of:=([.B23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table:formula="of:=([.B23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table:formula="of:=([.B23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table:formula="of:=([.B24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table:formula="of:=([.B24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table:formula="of:=([.B24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table:formula="of:=([.B24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table:formula="of:=([.B24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table:formula="of:=([.B24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table:formula="of:=([.B24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table:formula="of:=([.B24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table:formula="of:=([.B24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table:formula="of:=([.B249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table:formula="of:=([.B250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table:formula="of:=([.B251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table:formula="of:=([.B25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table:formula="of:=([.B253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table:formula="of:=([.B25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table:formula="of:=([.B25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table:formula="of:=([.B256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" calcext:value-type="float">
            <text:p>-4</text:p>
          </table:table-cell>
          <table:table-cell table:formula="of:=([.B25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" calcext:value-type="float">
            <text:p>-4</text:p>
          </table:table-cell>
          <table:table-cell table:formula="of:=([.B258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table:formula="of:=([.B259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([.B26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table:formula="of:=([.B261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table:formula="of:=([.B262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table:formula="of:=([.B263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table:formula="of:=([.B26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table:formula="of:=([.B26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" calcext:value-type="float">
            <text:p>-4</text:p>
          </table:table-cell>
          <table:table-cell table:formula="of:=([.B26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" calcext:value-type="float">
            <text:p>-4</text:p>
          </table:table-cell>
          <table:table-cell table:formula="of:=([.B26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" calcext:value-type="float">
            <text:p>-4</text:p>
          </table:table-cell>
          <table:table-cell table:formula="of:=([.B268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table:formula="of:=([.B269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" calcext:value-type="float">
            <text:p>-4</text:p>
          </table:table-cell>
          <table:table-cell table:formula="of:=([.B27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4" calcext:value-type="float">
            <text:p>-4</text:p>
          </table:table-cell>
          <table:table-cell table:formula="of:=([.B27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4" calcext:value-type="float">
            <text:p>-4</text:p>
          </table:table-cell>
          <table:table-cell table:formula="of:=([.B27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" calcext:value-type="float">
            <text:p>-4</text:p>
          </table:table-cell>
          <table:table-cell table:formula="of:=([.B273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" calcext:value-type="float">
            <text:p>-4</text:p>
          </table:table-cell>
          <table:table-cell table:formula="of:=([.B274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" calcext:value-type="float">
            <text:p>-4</text:p>
          </table:table-cell>
          <table:table-cell table:formula="of:=([.B275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" calcext:value-type="float">
            <text:p>-4</text:p>
          </table:table-cell>
          <table:table-cell table:formula="of:=([.B27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" calcext:value-type="float">
            <text:p>-4</text:p>
          </table:table-cell>
          <table:table-cell table:formula="of:=([.B277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table:formula="of:=([.B278]+175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table:formula="of:=([.B279]+175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table:formula="of:=([.B280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([.B281]+175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" calcext:value-type="float">
            <text:p>-4</text:p>
          </table:table-cell>
          <table:table-cell table:formula="of:=([.B28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table:formula="of:=([.B283]+175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table:formula="of:=([.B284]+175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table:formula="of:=([.B285]+175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0" calcext:value-type="float">
            <text:p>90</text:p>
          </table:table-cell>
          <table:table-cell table:formula="of:=([.B286]+175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table:formula="of:=([.B287]+175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table:formula="of:=([.B288]+175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7" calcext:value-type="float">
            <text:p>87</text:p>
          </table:table-cell>
          <table:table-cell table:formula="of:=([.B289]+175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6" calcext:value-type="float">
            <text:p>76</text:p>
          </table:table-cell>
          <table:table-cell table:formula="of:=([.B290]+175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table:formula="of:=([.B291]+175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table:formula="of:=([.B292]+175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table:formula="of:=([.B293]+175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table:formula="of:=([.B294]+175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formula="of:=([.B295]+175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  <table:table-cell table:formula="of:=([.B296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  <table:table-cell table:formula="of:=([.B297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table:formula="of:=([.B298]+175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table:formula="of:=([.B299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table:formula="of:=([.B300]+175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table:formula="of:=([.B301]+175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" calcext:value-type="float">
            <text:p>-4</text:p>
          </table:table-cell>
          <table:table-cell table:formula="of:=([.B30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8" calcext:value-type="float">
            <text:p>-28</text:p>
          </table:table-cell>
          <table:table-cell table:formula="of:=([.B303]+175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9" calcext:value-type="float">
            <text:p>-29</text:p>
          </table:table-cell>
          <table:table-cell table:formula="of:=([.B304]+175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0" calcext:value-type="float">
            <text:p>-30</text:p>
          </table:table-cell>
          <table:table-cell table:formula="of:=([.B305]+175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1" calcext:value-type="float">
            <text:p>-31</text:p>
          </table:table-cell>
          <table:table-cell table:formula="of:=([.B306]+175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2" calcext:value-type="float">
            <text:p>-32</text:p>
          </table:table-cell>
          <table:table-cell table:formula="of:=([.B307]+175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3" calcext:value-type="float">
            <text:p>-33</text:p>
          </table:table-cell>
          <table:table-cell table:formula="of:=([.B308]+175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" calcext:value-type="float">
            <text:p>-4</text:p>
          </table:table-cell>
          <table:table-cell table:formula="of:=([.B309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" calcext:value-type="float">
            <text:p>-4</text:p>
          </table:table-cell>
          <table:table-cell table:formula="of:=([.B31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" calcext:value-type="float">
            <text:p>-4</text:p>
          </table:table-cell>
          <table:table-cell table:formula="of:=([.B31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" calcext:value-type="float">
            <text:p>-4</text:p>
          </table:table-cell>
          <table:table-cell table:formula="of:=([.B312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4" calcext:value-type="float">
            <text:p>-4</text:p>
          </table:table-cell>
          <table:table-cell table:formula="of:=([.B313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table:formula="of:=([.B314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table:formula="of:=([.B31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table:formula="of:=([.B316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table:formula="of:=([.B31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table:formula="of:=([.B31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table:formula="of:=([.B31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([.B32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([.B32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([.B32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([.B32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([.B32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([.B32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table:formula="of:=([.B32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table:formula="of:=([.B32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table:formula="of:=([.B32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table:formula="of:=([.B329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table:formula="of:=([.B330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table:formula="of:=([.B331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5" calcext:value-type="float">
            <text:p>-5</text:p>
          </table:table-cell>
          <table:table-cell table:formula="of:=([.B332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6" calcext:value-type="float">
            <text:p>-6</text:p>
          </table:table-cell>
          <table:table-cell table:formula="of:=([.B333]+175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6" calcext:value-type="float">
            <text:p>-6</text:p>
          </table:table-cell>
          <table:table-cell table:formula="of:=([.B334]+175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" calcext:value-type="float">
            <text:p>-7</text:p>
          </table:table-cell>
          <table:table-cell table:formula="of:=([.B335]+175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7" calcext:value-type="float">
            <text:p>-7</text:p>
          </table:table-cell>
          <table:table-cell table:formula="of:=([.B336]+175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8" calcext:value-type="float">
            <text:p>-8</text:p>
          </table:table-cell>
          <table:table-cell table:formula="of:=([.B337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8" calcext:value-type="float">
            <text:p>-8</text:p>
          </table:table-cell>
          <table:table-cell table:formula="of:=([.B338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8" calcext:value-type="float">
            <text:p>-8</text:p>
          </table:table-cell>
          <table:table-cell table:formula="of:=([.B339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8" calcext:value-type="float">
            <text:p>-8</text:p>
          </table:table-cell>
          <table:table-cell table:formula="of:=([.B340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8" calcext:value-type="float">
            <text:p>-8</text:p>
          </table:table-cell>
          <table:table-cell table:formula="of:=([.B341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8" calcext:value-type="float">
            <text:p>-8</text:p>
          </table:table-cell>
          <table:table-cell table:formula="of:=([.B342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8" calcext:value-type="float">
            <text:p>-8</text:p>
          </table:table-cell>
          <table:table-cell table:formula="of:=([.B343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8" calcext:value-type="float">
            <text:p>-8</text:p>
          </table:table-cell>
          <table:table-cell table:formula="of:=([.B344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8" calcext:value-type="float">
            <text:p>-8</text:p>
          </table:table-cell>
          <table:table-cell table:formula="of:=([.B345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8" calcext:value-type="float">
            <text:p>-8</text:p>
          </table:table-cell>
          <table:table-cell table:formula="of:=([.B346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8" calcext:value-type="float">
            <text:p>-8</text:p>
          </table:table-cell>
          <table:table-cell table:formula="of:=([.B347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9" calcext:value-type="float">
            <text:p>-9</text:p>
          </table:table-cell>
          <table:table-cell table:formula="of:=([.B348]+175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([.B34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([.B350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formula="of:=([.B351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table:formula="of:=([.B352]+175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formula="of:=([.B353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" calcext:value-type="float">
            <text:p>47</text:p>
          </table:table-cell>
          <table:table-cell table:formula="of:=([.B354]+175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6" calcext:value-type="float">
            <text:p>46</text:p>
          </table:table-cell>
          <table:table-cell table:formula="of:=([.B355]+175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table:formula="of:=([.B356]+175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table:formula="of:=([.B357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formula="of:=([.B358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" calcext:value-type="float">
            <text:p>42</text:p>
          </table:table-cell>
          <table:table-cell table:formula="of:=([.B359]+175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formula="of:=([.B360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table:formula="of:=([.B361]+175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9" calcext:value-type="float">
            <text:p>39</text:p>
          </table:table-cell>
          <table:table-cell table:formula="of:=([.B362]+175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8" calcext:value-type="float">
            <text:p>38</text:p>
          </table:table-cell>
          <table:table-cell table:formula="of:=([.B363]+175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table:formula="of:=([.B364]+175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table:formula="of:=([.B365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5" calcext:value-type="float">
            <text:p>35</text:p>
          </table:table-cell>
          <table:table-cell table:formula="of:=([.B366]+175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4" calcext:value-type="float">
            <text:p>34</text:p>
          </table:table-cell>
          <table:table-cell table:formula="of:=([.B367]+175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3" calcext:value-type="float">
            <text:p>33</text:p>
          </table:table-cell>
          <table:table-cell table:formula="of:=([.B368]+175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table:formula="of:=([.B369]+175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table:formula="of:=([.B370]+175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table:formula="of:=([.B371]+175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1" calcext:value-type="float">
            <text:p>81</text:p>
          </table:table-cell>
          <table:table-cell table:formula="of:=([.B372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1" calcext:value-type="float">
            <text:p>81</text:p>
          </table:table-cell>
          <table:table-cell table:formula="of:=([.B373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0" calcext:value-type="float">
            <text:p>80</text:p>
          </table:table-cell>
          <table:table-cell table:formula="of:=([.B374]+17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9" calcext:value-type="float">
            <text:p>79</text:p>
          </table:table-cell>
          <table:table-cell table:formula="of:=([.B375]+175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  <table:table-cell table:formula="of:=([.B376]+175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table:formula="of:=([.B377]+175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6" calcext:value-type="float">
            <text:p>76</text:p>
          </table:table-cell>
          <table:table-cell table:formula="of:=([.B378]+175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([.B379]+175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4" calcext:value-type="float">
            <text:p>74</text:p>
          </table:table-cell>
          <table:table-cell table:formula="of:=([.B380]+175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table:formula="of:=([.B381]+175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2" calcext:value-type="float">
            <text:p>72</text:p>
          </table:table-cell>
          <table:table-cell table:formula="of:=([.B382]+175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1" calcext:value-type="float">
            <text:p>71</text:p>
          </table:table-cell>
          <table:table-cell table:formula="of:=([.B383]+175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table:formula="of:=([.B384]+175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table:formula="of:=([.B385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table:formula="of:=([.B386]+175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9" calcext:value-type="float">
            <text:p>69</text:p>
          </table:table-cell>
          <table:table-cell table:formula="of:=([.B387]+175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table:formula="of:=([.B388]+175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table:formula="of:=([.B389]+175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6" calcext:value-type="float">
            <text:p>66</text:p>
          </table:table-cell>
          <table:table-cell table:formula="of:=([.B390]+175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table:formula="of:=([.B391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table:formula="of:=([.B392]+175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" calcext:value-type="float">
            <text:p>65</text:p>
          </table:table-cell>
          <table:table-cell table:formula="of:=([.B393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" calcext:value-type="float">
            <text:p>65</text:p>
          </table:table-cell>
          <table:table-cell table:formula="of:=([.B394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table:formula="of:=([.B395]+175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3" calcext:value-type="float">
            <text:p>63</text:p>
          </table:table-cell>
          <table:table-cell table:formula="of:=([.B396]+175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table:formula="of:=([.B397]+175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1" calcext:value-type="float">
            <text:p>61</text:p>
          </table:table-cell>
          <table:table-cell table:formula="of:=([.B398]+175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0" calcext:value-type="float">
            <text:p>60</text:p>
          </table:table-cell>
          <table:table-cell table:formula="of:=([.B399]+175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table:formula="of:=([.B400]+175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8" calcext:value-type="float">
            <text:p>58</text:p>
          </table:table-cell>
          <table:table-cell table:formula="of:=([.B401]+175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" calcext:value-type="float">
            <text:p>57</text:p>
          </table:table-cell>
          <table:table-cell table:formula="of:=([.B402]+175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6" calcext:value-type="float">
            <text:p>56</text:p>
          </table:table-cell>
          <table:table-cell table:formula="of:=([.B403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5" calcext:value-type="float">
            <text:p>55</text:p>
          </table:table-cell>
          <table:table-cell table:formula="of:=([.B404]+175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table:formula="of:=([.B405]+175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8" calcext:value-type="float">
            <text:p>28</text:p>
          </table:table-cell>
          <table:table-cell table:formula="of:=([.B406]+175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" calcext:value-type="float">
            <text:p>27</text:p>
          </table:table-cell>
          <table:table-cell table:formula="of:=([.B407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table:formula="of:=([.B408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table:formula="of:=([.B409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" calcext:value-type="float">
            <text:p>25</text:p>
          </table:table-cell>
          <table:table-cell table:formula="of:=([.B410]+17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" calcext:value-type="float">
            <text:p>24</text:p>
          </table:table-cell>
          <table:table-cell table:formula="of:=([.B411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table:formula="of:=([.B412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table:formula="of:=([.B413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([.B414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table:formula="of:=([.B415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table:formula="of:=([.B416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table:formula="of:=([.B417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table:formula="of:=([.B41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table:formula="of:=([.B41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table:formula="of:=([.B42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table:formula="of:=([.B42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table:formula="of:=([.B42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table:formula="of:=([.B42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table:formula="of:=([.B42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table:formula="of:=([.B42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table:formula="of:=([.B42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table:formula="of:=([.B42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table:formula="of:=([.B42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table:formula="of:=([.B42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table:formula="of:=([.B43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table:formula="of:=([.B43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table:formula="of:=([.B43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([.B43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([.B43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([.B43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([.B43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([.B43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formula="of:=([.B43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([.B43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formula="of:=([.B440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formula="of:=([.B441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formula="of:=([.B44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formula="of:=([.B443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table:formula="of:=([.B444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formula="of:=([.B44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formula="of:=([.B446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table:formula="of:=([.B447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table:formula="of:=([.B448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table:formula="of:=([.B44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table:formula="of:=([.B450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" calcext:value-type="float">
            <text:p>13</text:p>
          </table:table-cell>
          <table:table-cell table:formula="of:=([.B451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table:formula="of:=([.B452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formula="of:=([.B453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table:formula="of:=([.B454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  <table:table-cell table:formula="of:=([.B455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table:formula="of:=([.B456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  <table:table-cell table:formula="of:=([.B457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table:formula="of:=([.B458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table:formula="of:=([.B459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table:formula="of:=([.B460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" calcext:value-type="float">
            <text:p>21</text:p>
          </table:table-cell>
          <table:table-cell table:formula="of:=([.B461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" calcext:value-type="float">
            <text:p>20</text:p>
          </table:table-cell>
          <table:table-cell table:formula="of:=([.B462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table:formula="of:=([.B463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" calcext:value-type="float">
            <text:p>17</text:p>
          </table:table-cell>
          <table:table-cell table:formula="of:=([.B464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" calcext:value-type="float">
            <text:p>17</text:p>
          </table:table-cell>
          <table:table-cell table:formula="of:=([.B465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table:formula="of:=([.B466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table:formula="of:=([.B46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table:formula="of:=([.B468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table:formula="of:=([.B469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formula="of:=([.B470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formula="of:=([.B471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formula="of:=([.B472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formula="of:=([.B473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table:formula="of:=([.B47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formula="of:=([.B475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formula="of:=([.B476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([.B47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table:formula="of:=([.B47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table:formula="of:=([.B47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table:formula="of:=([.B48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table:formula="of:=([.B48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table:formula="of:=([.B48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table:formula="of:=([.B483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table:formula="of:=([.B48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table:formula="of:=([.B485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table:formula="of:=([.B486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table:formula="of:=([.B487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table:formula="of:=([.B488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table:formula="of:=([.B489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table:formula="of:=([.B490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table:formula="of:=([.B491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table:formula="of:=([.B492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table:formula="of:=([.B49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table:formula="of:=([.B49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table:formula="of:=([.B49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table:formula="of:=([.B49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table:formula="of:=([.B49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table:formula="of:=([.B49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([.B49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([.B50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([.B50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table:formula="of:=([.B50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table:formula="of:=([.B50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table:formula="of:=([.B504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table:formula="of:=([.B505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table:formula="of:=([.B506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table:formula="of:=([.B507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table:formula="of:=([.B508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table:formula="of:=([.B509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table:formula="of:=([.B510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table:formula="of:=([.B511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table:formula="of:=([.B512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([.B51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([.B51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([.B51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([.B51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([.B517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([.B518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([.B519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([.B520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([.B521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([.B52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formula="of:=([.B523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formula="of:=([.B524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([.B525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([.B526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formula="of:=([.B527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formula="of:=([.B528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formula="of:=([.B529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formula="of:=([.B530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formula="of:=([.B531]+175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formula="of:=([.B532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formula="of:=([.B533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formula="of:=([.B53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([.B535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formula="of:=([.B536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formula="of:=([.B537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([.B538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table:formula="of:=([.B539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table:formula="of:=([.B540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table:formula="of:=([.B541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formula="of:=([.B542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formula="of:=([.B543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formula="of:=([.B544]+17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table:formula="of:=([.B545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table:formula="of:=([.B546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formula="of:=([.B547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([.B548]+175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formula="of:=([.B549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formula="of:=([.B550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table:formula="of:=([.B551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formula="of:=([.B552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formula="of:=([.B553]+175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table:formula="of:=([.B554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formula="of:=([.B555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table:formula="of:=([.B556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formula="of:=([.B557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([.B558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table:formula="of:=([.B559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table:formula="of:=([.B560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  <table:table-cell table:formula="of:=([.B561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table:formula="of:=([.B562]+17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table:formula="of:=([.B563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table:formula="of:=([.B564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" calcext:value-type="float">
            <text:p>7</text:p>
          </table:table-cell>
          <table:table-cell table:formula="of:=([.B56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table:formula="of:=([.B566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  <table:table-cell table:formula="of:=([.B56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formula="of:=([.B568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 table:formula="of:=([.B56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  <table:table-cell table:formula="of:=([.B570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table:formula="of:=([.B571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formula="of:=([.B572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table:formula="of:=([.B573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table:formula="of:=([.B574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table:formula="of:=([.B575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table:formula="of:=([.B576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table:formula="of:=([.B577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formula="of:=([.B578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table:formula="of:=([.B579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formula="of:=([.B580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formula="of:=([.B581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table:formula="of:=([.B582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table:formula="of:=([.B583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table:formula="of:=([.B584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formula="of:=([.B585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table:formula="of:=([.B586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table:formula="of:=([.B587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table:formula="of:=([.B588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table:formula="of:=([.B589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table:formula="of:=([.B590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table:formula="of:=([.B591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table:formula="of:=([.B592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" calcext:value-type="float">
            <text:p>7</text:p>
          </table:table-cell>
          <table:table-cell table:formula="of:=([.B593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" calcext:value-type="float">
            <text:p>7</text:p>
          </table:table-cell>
          <table:table-cell table:formula="of:=([.B594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table:formula="of:=([.B59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table:formula="of:=([.B596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formula="of:=([.B59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formula="of:=([.B598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table:formula="of:=([.B599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table:formula="of:=([.B600]+175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table:formula="of:=([.B601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table:formula="of:=([.B602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table:formula="of:=([.B603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" calcext:value-type="float">
            <text:p>27</text:p>
          </table:table-cell>
          <table:table-cell table:formula="of:=([.B604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" calcext:value-type="float">
            <text:p>27</text:p>
          </table:table-cell>
          <table:table-cell table:formula="of:=([.B605]+175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" calcext:value-type="float">
            <text:p>26</text:p>
          </table:table-cell>
          <table:table-cell table:formula="of:=([.B606]+175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" calcext:value-type="float">
            <text:p>25</text:p>
          </table:table-cell>
          <table:table-cell table:formula="of:=([.B607]+17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" calcext:value-type="float">
            <text:p>24</text:p>
          </table:table-cell>
          <table:table-cell table:formula="of:=([.B608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table:formula="of:=([.B609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table:formula="of:=([.B610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table:formula="of:=([.B611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" calcext:value-type="float">
            <text:p>20</text:p>
          </table:table-cell>
          <table:table-cell table:formula="of:=([.B612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" calcext:value-type="float">
            <text:p>19</text:p>
          </table:table-cell>
          <table:table-cell table:formula="of:=([.B613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" calcext:value-type="float">
            <text:p>18</text:p>
          </table:table-cell>
          <table:table-cell table:formula="of:=([.B614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" calcext:value-type="float">
            <text:p>17</text:p>
          </table:table-cell>
          <table:table-cell table:formula="of:=([.B615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" calcext:value-type="float">
            <text:p>16</text:p>
          </table:table-cell>
          <table:table-cell table:formula="of:=([.B616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table:formula="of:=([.B617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table:formula="of:=([.B618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1" calcext:value-type="float">
            <text:p>41</text:p>
          </table:table-cell>
          <table:table-cell table:formula="of:=([.B619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1" calcext:value-type="float">
            <text:p>41</text:p>
          </table:table-cell>
          <table:table-cell table:formula="of:=([.B620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1" calcext:value-type="float">
            <text:p>41</text:p>
          </table:table-cell>
          <table:table-cell table:formula="of:=([.B621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8" calcext:value-type="float">
            <text:p>98</text:p>
          </table:table-cell>
          <table:table-cell table:formula="of:=([.B622]+175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7" calcext:value-type="float">
            <text:p>97</text:p>
          </table:table-cell>
          <table:table-cell table:formula="of:=([.B623]+175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6" calcext:value-type="float">
            <text:p>96</text:p>
          </table:table-cell>
          <table:table-cell table:formula="of:=([.B624]+175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5" calcext:value-type="float">
            <text:p>95</text:p>
          </table:table-cell>
          <table:table-cell table:formula="of:=([.B625]+175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4" calcext:value-type="float">
            <text:p>94</text:p>
          </table:table-cell>
          <table:table-cell table:formula="of:=([.B626]+175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3" calcext:value-type="float">
            <text:p>93</text:p>
          </table:table-cell>
          <table:table-cell table:formula="of:=([.B627]+175)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2" calcext:value-type="float">
            <text:p>92</text:p>
          </table:table-cell>
          <table:table-cell table:formula="of:=([.B628]+175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table:formula="of:=([.B629]+175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table:formula="of:=([.B630]+175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9" calcext:value-type="float">
            <text:p>89</text:p>
          </table:table-cell>
          <table:table-cell table:formula="of:=([.B631]+175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8" calcext:value-type="float">
            <text:p>88</text:p>
          </table:table-cell>
          <table:table-cell table:formula="of:=([.B632]+175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7" calcext:value-type="float">
            <text:p>87</text:p>
          </table:table-cell>
          <table:table-cell table:formula="of:=([.B633]+175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6" calcext:value-type="float">
            <text:p>86</text:p>
          </table:table-cell>
          <table:table-cell table:formula="of:=([.B634]+175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5" calcext:value-type="float">
            <text:p>85</text:p>
          </table:table-cell>
          <table:table-cell table:formula="of:=([.B635]+175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table:formula="of:=([.B636]+175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0" calcext:value-type="float">
            <text:p>80</text:p>
          </table:table-cell>
          <table:table-cell table:formula="of:=([.B637]+175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3" calcext:value-type="float">
            <text:p>83</text:p>
          </table:table-cell>
          <table:table-cell table:formula="of:=([.B638]+175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3" calcext:value-type="float">
            <text:p>83</text:p>
          </table:table-cell>
          <table:table-cell table:formula="of:=([.B639]+175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2" calcext:value-type="float">
            <text:p>82</text:p>
          </table:table-cell>
          <table:table-cell table:formula="of:=([.B640]+175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1" calcext:value-type="float">
            <text:p>81</text:p>
          </table:table-cell>
          <table:table-cell table:formula="of:=([.B641]+175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table:formula="of:=([.B642]+175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 table:formula="of:=([.B643]+175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5" calcext:value-type="float">
            <text:p>65</text:p>
          </table:table-cell>
          <table:table-cell table:formula="of:=([.B644]+175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table:formula="of:=([.B645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table:formula="of:=([.B646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table:formula="of:=([.B647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" calcext:value-type="float">
            <text:p>24</text:p>
          </table:table-cell>
          <table:table-cell table:formula="of:=([.B648]+175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table:formula="of:=([.B649]+175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table:formula="of:=([.B650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" calcext:value-type="float">
            <text:p>21</text:p>
          </table:table-cell>
          <table:table-cell table:formula="of:=([.B651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" calcext:value-type="float">
            <text:p>20</text:p>
          </table:table-cell>
          <table:table-cell table:formula="of:=([.B652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table:formula="of:=([.B653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table:formula="of:=([.B654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6" calcext:value-type="float">
            <text:p>16</text:p>
          </table:table-cell>
          <table:table-cell table:formula="of:=([.B655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formula="of:=([.B656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table:formula="of:=([.B657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table:formula="of:=([.B658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table:formula="of:=([.B659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table:formula="of:=([.B660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table:formula="of:=([.B661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table:formula="of:=([.B662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table:formula="of:=([.B663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table:formula="of:=([.B664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table:formula="of:=([.B665]+175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table:formula="of:=([.B666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table:formula="of:=([.B667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formula="of:=([.B668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table:formula="of:=([.B669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table:formula="of:=([.B670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" calcext:value-type="float">
            <text:p>17</text:p>
          </table:table-cell>
          <table:table-cell table:formula="of:=([.B671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" calcext:value-type="float">
            <text:p>17</text:p>
          </table:table-cell>
          <table:table-cell table:formula="of:=([.B672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table:formula="of:=([.B673]+175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table:formula="of:=([.B674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" calcext:value-type="float">
            <text:p>19</text:p>
          </table:table-cell>
          <table:table-cell table:formula="of:=([.B675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" calcext:value-type="float">
            <text:p>19</text:p>
          </table:table-cell>
          <table:table-cell table:formula="of:=([.B676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table:formula="of:=([.B677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table:formula="of:=([.B678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table:formula="of:=([.B679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([.B680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([.B681]+175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4" calcext:value-type="float">
            <text:p>54</text:p>
          </table:table-cell>
          <table:table-cell table:formula="of:=([.B682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4" calcext:value-type="float">
            <text:p>54</text:p>
          </table:table-cell>
          <table:table-cell table:formula="of:=([.B683]+175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3" calcext:value-type="float">
            <text:p>53</text:p>
          </table:table-cell>
          <table:table-cell table:formula="of:=([.B684]+175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2" calcext:value-type="float">
            <text:p>52</text:p>
          </table:table-cell>
          <table:table-cell table:formula="of:=([.B685]+175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table:formula="of:=([.B686]+175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" calcext:value-type="float">
            <text:p>50</text:p>
          </table:table-cell>
          <table:table-cell table:formula="of:=([.B687]+175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table:formula="of:=([.B688]+175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8" calcext:value-type="float">
            <text:p>48</text:p>
          </table:table-cell>
          <table:table-cell table:formula="of:=([.B689]+175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" calcext:value-type="float">
            <text:p>47</text:p>
          </table:table-cell>
          <table:table-cell table:formula="of:=([.B690]+175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" calcext:value-type="float">
            <text:p>46</text:p>
          </table:table-cell>
          <table:table-cell table:formula="of:=([.B691]+175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5" calcext:value-type="float">
            <text:p>45</text:p>
          </table:table-cell>
          <table:table-cell table:formula="of:=([.B692]+175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4" calcext:value-type="float">
            <text:p>44</text:p>
          </table:table-cell>
          <table:table-cell table:formula="of:=([.B693]+175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3" calcext:value-type="float">
            <text:p>43</text:p>
          </table:table-cell>
          <table:table-cell table:formula="of:=([.B694]+175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2" calcext:value-type="float">
            <text:p>42</text:p>
          </table:table-cell>
          <table:table-cell table:formula="of:=([.B695]+175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1" calcext:value-type="float">
            <text:p>41</text:p>
          </table:table-cell>
          <table:table-cell table:formula="of:=([.B696]+175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0" calcext:value-type="float">
            <text:p>40</text:p>
          </table:table-cell>
          <table:table-cell table:formula="of:=([.B697]+175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9" calcext:value-type="float">
            <text:p>39</text:p>
          </table:table-cell>
          <table:table-cell table:formula="of:=([.B698]+175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8" calcext:value-type="float">
            <text:p>38</text:p>
          </table:table-cell>
          <table:table-cell table:formula="of:=([.B699]+175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7" calcext:value-type="float">
            <text:p>37</text:p>
          </table:table-cell>
          <table:table-cell table:formula="of:=([.B700]+175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table:formula="of:=([.B701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([.B702]+175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table:formula="of:=([.B703]+17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" calcext:value-type="float">
            <text:p>-2</text:p>
          </table:table-cell>
          <table:table-cell table:formula="of:=([.B704]+175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3" calcext:value-type="float">
            <text:p>-3</text:p>
          </table:table-cell>
          <table:table-cell table:formula="of:=([.B705]+175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4" calcext:value-type="float">
            <text:p>-4</text:p>
          </table:table-cell>
          <table:table-cell table:formula="of:=([.B706]+17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5" calcext:value-type="float">
            <text:p>-5</text:p>
          </table:table-cell>
          <table:table-cell table:formula="of:=([.B707]+175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6" calcext:value-type="float">
            <text:p>-6</text:p>
          </table:table-cell>
          <table:table-cell table:formula="of:=([.B708]+175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7" calcext:value-type="float">
            <text:p>-7</text:p>
          </table:table-cell>
          <table:table-cell table:formula="of:=([.B709]+175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8" calcext:value-type="float">
            <text:p>-8</text:p>
          </table:table-cell>
          <table:table-cell table:formula="of:=([.B710]+175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9" calcext:value-type="float">
            <text:p>-9</text:p>
          </table:table-cell>
          <table:table-cell table:formula="of:=([.B711]+175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0" calcext:value-type="float">
            <text:p>-10</text:p>
          </table:table-cell>
          <table:table-cell table:formula="of:=([.B712]+175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1" calcext:value-type="float">
            <text:p>-11</text:p>
          </table:table-cell>
          <table:table-cell table:formula="of:=([.B713]+175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2" calcext:value-type="float">
            <text:p>-12</text:p>
          </table:table-cell>
          <table:table-cell table:formula="of:=([.B714]+175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3" calcext:value-type="float">
            <text:p>-13</text:p>
          </table:table-cell>
          <table:table-cell table:formula="of:=([.B715]+175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4" calcext:value-type="float">
            <text:p>-14</text:p>
          </table:table-cell>
          <table:table-cell table:formula="of:=([.B716]+175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table:formula="of:=([.B717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table:formula="of:=([.B718]+17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table:formula="of:=([.B719]+175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table:formula="of:=([.B720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  <table:table-cell table:formula="of:=([.B721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formula="of:=([.B722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" calcext:value-type="float">
            <text:p>19</text:p>
          </table:table-cell>
          <table:table-cell table:formula="of:=([.B723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table:formula="of:=([.B724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table:formula="of:=([.B725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1" calcext:value-type="float">
            <text:p>21</text:p>
          </table:table-cell>
          <table:table-cell table:formula="of:=([.B726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" calcext:value-type="float">
            <text:p>22</text:p>
          </table:table-cell>
          <table:table-cell table:formula="of:=([.B727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" calcext:value-type="float">
            <text:p>22</text:p>
          </table:table-cell>
          <table:table-cell table:formula="of:=([.B728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  <table:table-cell table:formula="of:=([.B729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table:formula="of:=([.B730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" calcext:value-type="float">
            <text:p>22</text:p>
          </table:table-cell>
          <table:table-cell table:formula="of:=([.B731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table:formula="of:=([.B732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" calcext:value-type="float">
            <text:p>22</text:p>
          </table:table-cell>
          <table:table-cell table:formula="of:=([.B733]+175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" calcext:value-type="float">
            <text:p>21</text:p>
          </table:table-cell>
          <table:table-cell table:formula="of:=([.B734]+17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" calcext:value-type="float">
            <text:p>20</text:p>
          </table:table-cell>
          <table:table-cell table:formula="of:=([.B735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" calcext:value-type="float">
            <text:p>20</text:p>
          </table:table-cell>
          <table:table-cell table:formula="of:=([.B736]+175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" calcext:value-type="float">
            <text:p>19</text:p>
          </table:table-cell>
          <table:table-cell table:formula="of:=([.B737]+175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table:formula="of:=([.B738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" calcext:value-type="float">
            <text:p>18</text:p>
          </table:table-cell>
          <table:table-cell table:formula="of:=([.B739]+17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table:formula="of:=([.B740]+175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" calcext:value-type="float">
            <text:p>15</text:p>
          </table:table-cell>
          <table:table-cell table:formula="of:=([.B741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" calcext:value-type="float">
            <text:p>15</text:p>
          </table:table-cell>
          <table:table-cell table:formula="of:=([.B742]+17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table:formula="of:=([.B743]+175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([.B744]+17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table:formula="of:=([.B745]+175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 table:formula="of:=([.B746]+175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" calcext:value-type="float">
            <text:p>9</text:p>
          </table:table-cell>
          <table:table-cell table:formula="of:=([.B747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table:formula="of:=([.B748]+175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" calcext:value-type="float">
            <text:p>8</text:p>
          </table:table-cell>
          <table:table-cell table:formula="of:=([.B749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" calcext:value-type="float">
            <text:p>8</text:p>
          </table:table-cell>
          <table:table-cell table:formula="of:=([.B750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table:formula="of:=([.B751]+17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table:formula="of:=([.B752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table:formula="of:=([.B753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table:formula="of:=([.B754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table:formula="of:=([.B755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table:formula="of:=([.B756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  <table:table-cell table:formula="of:=([.B757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" calcext:value-type="float">
            <text:p>7</text:p>
          </table:table-cell>
          <table:table-cell table:formula="of:=([.B758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table:formula="of:=([.B759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" calcext:value-type="float">
            <text:p>7</text:p>
          </table:table-cell>
          <table:table-cell table:formula="of:=([.B760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table:formula="of:=([.B761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  <table:table-cell table:formula="of:=([.B762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  <table:table-cell table:formula="of:=([.B763]+175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formula="of:=([.B764]+175)" office:value-type="float" office:value="182" calcext:value-type="float">
            <text:p>182</text:p>
          </table:table-cell>
        </table:table-row>
      </table:table>
      <table:named-expressions/>
      <table:database-ranges>
        <table:database-range table:name="__Anonymous_Sheet_DB__3" table:target-range-address="Sheet4.A1:Sheet4.C7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T00:00:02.372794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11-10T21:16:48.647402345</dc:date>
    <meta:editing-duration>PT7M44S</meta:editing-duration>
    <meta:editing-cycles>11</meta:editing-cycles>
    <meta:generator>LibreOffice/4.1.3.2$Linux_X86_64 LibreOffice_project/410m0$Build-2</meta:generator>
    <meta:document-statistic meta:table-count="4" meta:cell-count="23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line" chart:style-name="ch1">
        <chart:legend chart:legend-position="end" svg:x="14.462cm" svg:y="4.149cm" style:legend-expansion="high" chart:style-name="ch2"/>
        <chart:plot-area chart:style-name="ch3" table:cell-range-address="Sigmoide.A1:Sigmoide.B22" chart:data-source-has-labels="both" svg:x="0.77cm" svg:y="0.855cm" svg:width="13.052cm" svg:height="7.548cm">
          <chartooo:coordinate-region svg:x="1.522cm" svg:y="1.108cm" svg:width="11.897cm" svg:height="6.04cm"/>
          <chart:axis chart:dimension="x" chart:name="primary-x" chart:style-name="ch4" chartooo:axis-type="auto">
            <chartooo:date-scale/>
            <chart:categories table:cell-range-address="Sigmoide.A2:Sigmoid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gmoide.B2:Sigmoide.B22" chart:label-cell-address="Sigmoide.B1:Sigmoide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igmoide.B1:Sigmoide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igmoide.A2:Sigmoide.A22</svg:desc>
                </draw:g>
              </table:table-cell>
              <table:table-cell office:value-type="float" office:value="0.52497918747894">
                <text:p>0.52497918747894</text:p>
                <draw:g>
                  <svg:desc>Sigmoide.B2:Sigmoide.B2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67981614866076">
                <text:p>0.1679816148660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0108474362998">
                <text:p>0.130108474362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27cm" svg:height="10.209cm" xlink:href=".." xlink:type="simple" chart:class="chart:line" chart:style-name="ch1">
        <chart:legend chart:legend-position="end" svg:x="25.355cm" svg:y="4.752cm" style:legend-expansion="high" chart:style-name="ch2"/>
        <chart:plot-area chart:style-name="ch3" table:cell-range-address="Sheet4.A1:Sheet4.B764" chart:data-source-has-labels="column" svg:x="1.015cm" svg:y="0.951cm" svg:width="23.21cm" svg:height="8.634cm">
          <chartooo:coordinate-region svg:x="1.307cm" svg:y="1.203cm" svg:width="22.064cm" svg:height="8.131cm"/>
          <chart:axis chart:dimension="x" chart:name="primary-x" chart:style-name="ch4" chartooo:axis-type="auto">
            <chartooo:date-scale/>
            <chart:categories table:cell-range-address="Sheet4.A1:Sheet4.A76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4.B1:Sheet4.B764" chart:class="chart:line">
            <chart:data-point chart:repeated="7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4.A1:Sheet4.A764</svg:desc>
                </draw:g>
              </table:table-cell>
              <table:table-cell office:value-type="float" office:value="-2">
                <text:p>-2</text:p>
                <draw:g>
                  <svg:desc>Sheet4.B1:Sheet4.B76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